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/>
      <style:text-properties officeooo:paragraph-rsid="002b92f0"/>
    </style:style>
    <style:style style:name="P3" style:family="paragraph" style:parent-style-name="Standard">
      <style:paragraph-properties fo:text-align="center" style:justify-single-word="false"/>
      <style:text-properties fo:font-size="30pt" officeooo:rsid="00192a25" officeooo:paragraph-rsid="00192a25" style:font-size-asian="30pt" style:font-size-complex="3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2a25" officeooo:paragraph-rsid="00192a2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e9d44" officeooo:paragraph-rsid="001e9d4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92a25"/>
    </style:style>
    <style:style style:name="P7" style:family="paragraph" style:parent-style-name="Standard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a0a0a" loext:opacity="100%" style:font-name="Google Sans" fo:font-size="12pt" fo:letter-spacing="normal" fo:font-style="normal" fo:font-weight="normal" officeooo:rsid="00192a25" officeooo:paragraph-rsid="00192a2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a0a0a" loext:opacity="100%" style:font-name="Google Sans" fo:font-size="12pt" fo:letter-spacing="normal" fo:font-style="normal" fo:font-weight="normal" officeooo:rsid="002b92f0" officeooo:paragraph-rsid="002b92f0" style:font-size-asian="10.5pt" style:font-size-complex="12pt"/>
    </style:style>
    <style:style style:name="P10" style:family="paragraph" style:parent-style-name="Standard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0a0a0a" loext:opacity="100%" style:font-name="Google Sans" fo:font-size="10.5pt" fo:letter-spacing="normal" fo:font-style="normal" fo:font-weight="normal" loext:padding="0in" loext:border="none"/>
    </style:style>
    <style:style style:name="P11" style:family="paragraph" style:parent-style-name="Standard">
      <style:paragraph-properties fo:text-align="start" style:justify-single-word="false" fo:break-before="page"/>
      <style:text-properties fo:font-variant="normal" fo:text-transform="none" fo:color="#0a0a0a" loext:opacity="100%" style:font-name="Google Sans" fo:font-size="20pt" fo:letter-spacing="normal" fo:font-style="normal" fo:font-weight="bold" officeooo:rsid="002b92f0" officeooo:paragraph-rsid="002b92f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variant="normal" fo:text-transform="none" fo:color="#0a0a0a" loext:opacity="100%" style:font-name="Google Sans" fo:font-size="15pt" fo:letter-spacing="normal" fo:font-style="normal" fo:font-weight="bold" officeooo:rsid="002b92f0" officeooo:paragraph-rsid="002ddb4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a0a0a" loext:opacity="100%" style:font-name="monospace" fo:font-size="12pt" fo:letter-spacing="normal" fo:font-style="normal" fo:font-weight="normal" officeooo:rsid="002b92f0" officeooo:paragraph-rsid="002ddb4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a0a0a" loext:opacity="100%" fo:letter-spacing="normal" officeooo:paragraph-rsid="002ddb48"/>
    </style:style>
    <style:style style:name="P15" style:family="paragraph" style:parent-style-name="Standard">
      <style:paragraph-properties fo:margin-left="0in" fo:margin-right="0in" fo:margin-top="0.1043in" fo:margin-bottom="0.1043in" style:contextual-spacing="false" fo:orphans="2" fo:widows="2" fo:text-indent="0in" style:auto-text-indent="false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192a25" officeooo:paragraph-rsid="00192a25" style:font-size-asian="10.5pt" style:font-size-complex="12pt"/>
    </style:style>
    <style:style style:name="P17" style:family="paragraph" style:parent-style-name="Text_20_body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8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0a0a0a" loext:opacity="100%" style:font-name="Google Sans" fo:font-size="10.5pt" fo:letter-spacing="normal" fo:font-style="normal" fo:font-weight="normal" loext:padding="0in" loext:border="none"/>
    </style:style>
    <style:style style:name="P19" style:family="paragraph" style:parent-style-name="Text_20_body">
      <style:paragraph-properties fo:margin-left="0in" fo:margin-right="0in" fo:margin-top="0.2083in" fo:margin-bottom="0.1043in" style:contextual-spacing="false" style:line-height-at-least="0.2917in" fo:orphans="2" fo:widows="2" fo:text-indent="0in" style:auto-text-indent="false"/>
      <style:text-properties fo:font-variant="normal" fo:text-transform="none" fo:color="#0a0a0a" loext:opacity="100%" style:font-name="Google Sans" fo:font-size="15pt" fo:letter-spacing="normal" fo:font-style="normal" fo:font-weight="bold"/>
    </style:style>
    <style:style style:name="P20" style:family="paragraph" style:parent-style-name="Text_20_body">
      <style:paragraph-properties fo:margin-left="0in" fo:margin-right="0in" fo:margin-top="0.1043in" fo:margin-bottom="0.1043in" style:contextual-spacing="false" fo:orphans="2" fo:widows="2" fo:text-indent="0in" style:auto-text-indent="false"/>
    </style:style>
    <style:style style:name="T1" style:family="text">
      <style:text-properties style:font-name="Google Sans" fo:font-size="15pt" fo:font-style="normal" fo:font-weight="bold"/>
    </style:style>
    <style:style style:name="T2" style:family="text">
      <style:text-properties style:font-name="monospace" fo:font-size="12pt" fo:font-style="normal" fo:font-weight="normal" officeooo:rsid="002b92f0" style:font-size-asian="10.5pt" style:font-size-complex="12pt"/>
    </style:style>
    <style:style style:name="T3" style:family="text">
      <style:text-properties fo:font-variant="normal" fo:text-transform="none" fo:color="#0a0a0a" loext:opacity="100%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0a0a0a" loext:opacity="100%" style:font-name="monospace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a0a0a" loext:opacity="100%" style:font-name="monospace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a0a0a" loext:opacity="100%" fo:letter-spacing="normal" fo:background-color="transparent" loext:char-shading-value="0" loext:padding="0in" loext:border="none"/>
    </style:style>
    <style:style style:name="T7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8" style:family="text">
      <style:text-properties fo:font-variant="normal" fo:text-transform="none" fo:color="#0a0a0a" loext:opacity="100%" style:font-name="Google Sans" fo:font-size="12pt" fo:letter-spacing="normal" fo:font-style="normal" fo:font-weight="normal" officeooo:rsid="00192a25" style:font-size-asian="10.5pt" style:font-size-complex="12pt"/>
    </style:style>
    <style:style style:name="T9" style:family="text">
      <style:text-properties fo:font-variant="normal" fo:text-transform="none" fo:color="#0a0a0a" loext:opacity="100%" style:font-name="Google Sans" fo:letter-spacing="normal" fo:font-style="normal" fo:font-weight="normal"/>
    </style:style>
    <style:style style:name="T10" style:family="text">
      <style:text-properties fo:font-size="12pt" officeooo:rsid="00192a25" style:font-size-asian="10.5pt" style:font-size-complex="12pt"/>
    </style:style>
    <style:style style:name="T11" style:family="text">
      <style:text-properties fo:color="#54ff54" loext:opacity="100%" fo:font-weight="bold" fo:background-color="#ffffff" loext:char-shading-value="0"/>
    </style:style>
    <style:style style:name="T12" style:family="text">
      <style:text-properties fo:color="#000000" loext:opacity="100%" fo:background-color="#ffffff" loext:char-shading-value="0"/>
    </style:style>
    <style:style style:name="T13" style:family="text">
      <style:text-properties fo:color="#5454ff" loext:opacity="100%" fo:font-weight="bold" fo:background-color="#ffffff" loext:char-shading-value="0"/>
    </style:style>
    <style:style style:name="T14" style:family="text">
      <style:text-properties officeooo:rsid="002d334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Community Version Docker Solution</text:p>
      <text:p text:style-name="P4"/>
      <text:p text:style-name="P5"/>
      <text:p text:style-name="P8">To use this image: Pull the image.</text:p>
      <text:p text:style-name="P1"><text:span text:style-name="Source_20_Text"><text:span text:style-name="T6"/></text:span></text:p>
      <text:p text:style-name="P2"><text:span text:style-name="Source_20_Text"><text:span text:style-name="T6"><text:s text:c="4"/></text:span></text:span><text:span text:style-name="Source_20_Text"><text:span text:style-name="T3">docker pull mongodb/mongodb-community-server</text:span></text:span></text:p>
      <text:p text:style-name="P4"><text:span text:style-name="T9"/></text:p>
      <text:p text:style-name="P4"><text:span text:style-name="T9">To pull a specific version, append the tag (e.g., </text:span><text:span text:style-name="Source_20_Text"><text:span text:style-name="T5">mongodb/mongodb-community-server:8.0</text:span></text:span><text:span text:style-name="T9">). Run a container.</text:span></text:p>
      <text:p text:style-name="P6"><text:span text:style-name="T10"/></text:p>
      <text:p text:style-name="P6"><text:span text:style-name="T10"><text:s text:c="4"/>docker run --name my-mongodb -p 27017:27017 -d mongodb/mongodb-community-server</text:span></text:p>
      <text:p text:style-name="P4"/>
      <text:p text:style-name="P4"><text:span text:style-name="T9">This command runs a MongoDB container named </text:span><text:span text:style-name="Source_20_Text"><text:span text:style-name="T5">my-mongodb</text:span></text:span><text:span text:style-name="T9">, maps port 27017 from the container to the host, and runs it in detached mode.</text:span></text:p>
      <text:p text:style-name="P4"><text:span text:style-name="T9"/></text:p>
      <text:p text:style-name="P16"><text:span text:style-name="Strong_20_Emphasis"><text:span text:style-name="T9">Optional: Persist data with a Docker volume:</text:span></text:span></text:p>
      <text:p text:style-name="P4"><text:s text:c="4"/>docker volume create mongodb_data</text:p>
      <text:p text:style-name="P4"><text:s text:c="4"/>docker run --name my-mongodb -p 27017:27017 -v mongodb_data:/data/db -d mongodb/mongodb-community-server</text:p>
      <text:p text:style-name="P4"/>
      <text:p text:style-name="P4"><text:span text:style-name="T9">This creates a named Docker volume to store the database data persistently, ensuring data is not lost when the container is removed. Optional: Enable authentication.</text:span></text:p>
      <text:p text:style-name="P4"><text:span text:style-name="T9"/></text:p>
      <text:p text:style-name="P6"><text:span text:style-name="T8"><text:s text:c="4"/></text:span><text:span text:style-name="T10">docker run --name my-mongodb -p 27017:27017 -v mongodb_data:/data/db -e MONGO_INITDB_ROOT_USERNAME=admin -e MONGO_INITDB_ROOT_PASSWORD=password -d mongodb/mongodb-community-server</text:span></text:p>
      <text:p text:style-name="P4"/>
      <text:p text:style-name="P8">This sets up a root user with a specified username and password during the initial database setup.</text:p>
      <text:p text:style-name="P8"><text:span text:style-name="T9"/></text:p>
      <text:p text:style-name="P8"><text:span text:style-name="T9"/></text:p>
      <text:p text:style-name="P11">Troubleshooting <text:span text:style-name="T14">(Ubuntu 24, kernel 6.8, KDE Plasma5)</text:span></text:p>
      <text:p text:style-name="P9"/>
      <text:p text:style-name="P9"/>
      <text:p text:style-name="P13"><text:span text:style-name="T11">kevinli@gpulx</text:span><text:span text:style-name="T12">:</text:span><text:span text:style-name="T13">~</text:span><text:span text:style-name="T12">$ docker pull mongodb/mongodb-community-server </text:span><text:line-break/>Using default tag: latest <text:line-break/>Cannot connect to the Docker daemon at unix:///var/run/docker.sock. Is the docker daemon running?</text:p>
      <text:p text:style-name="P13"/>
      <text:p text:style-name="P14"><text:span text:style-name="T2"><text:line-break/><text:line-break/></text:span> <text:span text:style-name="T1">Check if the Docker daemon is running and start it if necessary:</text:span></text:p>
      <text:p text:style-name="P7">On Linux.</text:p>
      <text:p text:style-name="P10">Code</text:p>
      <text:p text:style-name="P1"><text:span text:style-name="Source_20_Text"><text:span text:style-name="T6"><text:s text:c="4"/></text:span></text:span><text:span text:style-name="Source_20_Text"><text:span text:style-name="T3">sudo systemctl status docker</text:span></text:span></text:p>
      <text:p text:style-name="P17">If the status is "inactive (dead)", start the daemon:</text:p>
      <text:p text:style-name="P18">Code</text:p>
      <text:p text:style-name="P1"><text:span text:style-name="Source_20_Text"><text:span text:style-name="T6"><text:s text:c="4"/></text:span></text:span><text:span text:style-name="Source_20_Text"><text:span text:style-name="T3">sudo systemctl start docker</text:span></text:span></text:p>
      <text:p text:style-name="P17">To ensure it starts automatically on boot:</text:p>
      <text:p text:style-name="P18">Code</text:p>
      <text:p text:style-name="P1"><text:span text:style-name="Source_20_Text"><text:span text:style-name="T6"><text:s text:c="4"/></text:span></text:span><text:span text:style-name="Source_20_Text"><text:span text:style-name="T3">sudo systemctl enable docker</text:span></text:span></text:p>
      <text:p text:style-name="P13"/>
      <text:p text:style-name="P13"/>
      <text:p text:style-name="P12">2. Address permissions issues (Linux):</text:p>
      <text:p text:style-name="P15"><text:span text:style-name="T7">If the Docker daemon is running but you still get the error, you might need to add your user to the </text:span><text:span text:style-name="Source_20_Text"><text:span text:style-name="T4">docker</text:span></text:span><text:span text:style-name="T7"> group to gain access to the socket:</text:span></text:p>
      <text:p text:style-name="P10">Code</text:p>
      <text:p text:style-name="P1"><text:span text:style-name="Source_20_Text"><text:span text:style-name="T3">sudo usermod -aG docker $USER</text:span></text:span></text:p>
      <text:p text:style-name="P17">After running this command, you will need to log out and log back in for the changes to take effect.</text:p>
      <text:p text:style-name="P19">3. Restart Docker (if already running but still encountering issues):</text:p>
      <text:p text:style-name="P17">Sometimes a simple restart can resolve transient issues: On Linux.</text:p>
      <text:p text:style-name="P18">Code</text:p>
      <text:p text:style-name="P1"><text:span text:style-name="Source_20_Text"><text:span text:style-name="T6"><text:s text:c="4"/></text:span></text:span><text:span text:style-name="Source_20_Text"><text:span text:style-name="T3">sudo systemctl restart docker</text:span></text:span></text:p>
      <text:p text:style-name="P17">On Windows/macOS (Docker Desktop).</text:p>
      <text:p text:style-name="P17">Exit Docker Desktop and then restart it.</text:p>
      <text:p text:style-name="P19">4. Check for a different socket location (advanced):</text:p>
      <text:p text:style-name="P20"><text:span text:style-name="T7">If you've customized your Docker setup, the daemon might be configured to use a different socket. You would need to adjust your Docker client's configuration or environment variables (e.g., </text:span><text:span text:style-name="Source_20_Text"><text:span text:style-name="T4">DOCKER_HOST</text:span></text:span><text:span text:style-name="T7">) to point to the correct socket. This is less common for standard installations.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3:34:14.138020723</meta:creation-date>
    <dc:date>2025-11-15T13:40:38.689860387</dc:date>
    <meta:editing-duration>PT6M13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3" meta:paragraph-count="37" meta:word-count="359" meta:character-count="2489" meta:non-whitespace-character-count="2129"/>
  </office:meta>
</office:document-meta>
</file>